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top" draw:auto-grow-height="false" fo:min-height="5.35cm" fo:min-width="16.8cm"/>
    </style:style>
    <style:style style:name="gr2" style:family="graphic" style:parent-style-name="standard">
      <style:graphic-properties draw:fill-color="#ffff99" draw:textarea-horizontal-align="justify" draw:textarea-vertical-align="middle" draw:auto-grow-height="false" fo:min-height="2.75cm" fo:min-width="3.2cm"/>
    </style:style>
    <style:style style:name="gr3" style:family="graphic" style:parent-style-name="standard">
      <style:graphic-properties draw:fill-color="#b2b2b2" draw:textarea-horizontal-align="justify" draw:textarea-vertical-align="bottom" draw:auto-grow-height="false" fo:min-height="10.35cm" fo:min-width="16.8cm"/>
    </style:style>
    <style:style style:name="gr4" style:family="graphic" style:parent-style-name="standard">
      <style:graphic-properties draw:fill-color="#ffff99" draw:textarea-horizontal-align="justify" draw:textarea-vertical-align="middle" draw:auto-grow-height="false" fo:min-height="3.251cm" fo:min-width="2.116cm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 fo:min-height="3.25cm" fo:min-width="4.1cm"/>
    </style:style>
    <style:style style:name="gr6" style:family="graphic" style:parent-style-name="standard">
      <style:graphic-properties draw:fill-color="#ffff99" draw:textarea-horizontal-align="justify" draw:textarea-vertical-align="middle" draw:auto-grow-height="false" fo:min-height="2.35cm" fo:min-width="4.9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-color="#dddddd" draw:textarea-horizontal-align="justify" draw:textarea-vertical-align="top" draw:auto-grow-height="false" fo:min-height="9.85cm" fo:min-width="16.8cm"/>
    </style:style>
    <style:style style:name="gr10" style:family="graphic" style:parent-style-name="standard">
      <style:graphic-properties draw:fill-color="#ffff99" draw:textarea-horizontal-align="justify" draw:textarea-vertical-align="middle" draw:auto-grow-height="false" fo:min-height="5.85cm" fo:min-width="4.5cm"/>
    </style:style>
    <style:style style:name="gr11" style:family="graphic" style:parent-style-name="standard">
      <style:graphic-properties draw:fill-color="#ffff99" draw:textarea-horizontal-align="justify" draw:textarea-vertical-align="middle" draw:auto-grow-height="false" fo:min-height="5.85cm" fo:min-width="4.131cm"/>
    </style:style>
    <style:style style:name="gr12" style:family="graphic" style:parent-style-name="standard">
      <style:graphic-properties draw:fill-color="#ffff99" draw:textarea-horizontal-align="justify" draw:textarea-vertical-align="middle" draw:auto-grow-height="false" fo:min-height="5.65cm" fo:min-width="4.2cm"/>
    </style:style>
    <style:style style:name="gr13" style:family="graphic" style:parent-style-name="standard">
      <style:graphic-properties draw:fill-color="#b2b2b2" draw:textarea-horizontal-align="justify" draw:textarea-vertical-align="bottom" draw:auto-grow-height="false" fo:min-height="14.111cm" fo:min-width="16.8cm"/>
    </style:style>
    <style:style style:name="gr14" style:family="graphic" style:parent-style-name="standard">
      <style:graphic-properties draw:fill-color="#ffff99" draw:textarea-horizontal-align="justify" draw:textarea-vertical-align="middle" draw:auto-grow-height="false" fo:min-height="5.4cm" fo:min-width="4.95cm"/>
    </style:style>
    <style:style style:name="gr15" style:family="graphic" style:parent-style-name="standard">
      <style:graphic-properties draw:fill-color="#ffff99" draw:textarea-horizontal-align="justify" draw:textarea-vertical-align="middle" draw:auto-grow-height="false" fo:min-height="3.75cm" fo:min-width="5.1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-color="#ffff99"/>
      <style:paragraph-properties fo:text-align="center"/>
    </style:style>
    <style:style style:name="P4" style:family="paragraph">
      <loext:graphic-properties draw:fill-color="#b2b2b2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  <style:text-properties fo:font-size="18pt"/>
    </style:style>
    <style:style style:name="P8" style:family="paragraph">
      <loext:graphic-properties draw:fill-color="#dddddd"/>
      <style:paragraph-properties fo:text-align="center"/>
      <style:text-properties fo:font-size="18pt"/>
    </style:style>
    <style:style style:name="P9" style:family="paragraph">
      <loext:graphic-properties draw:fill-color="#ffff99"/>
      <style:paragraph-properties fo:text-align="center"/>
      <style:text-properties fo:font-size="18pt"/>
    </style:style>
    <style:style style:name="P10" style:family="paragraph">
      <loext:graphic-properties draw:fill-color="#b2b2b2"/>
      <style:paragraph-properties fo:text-align="center"/>
      <style:text-properties fo:font-size="18pt"/>
    </style:style>
    <style:style style:name="T1" style:family="text">
      <style:text-properties fo:color="#ff3333" style:font-name="DejaVu Sans Mono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7.3cm" svg:height="5.6cm" svg:x="1.8cm" svg:y="2cm">
          <text:p text:style-name="P1">Web Hosting Service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3.7cm" svg:height="3cm" svg:x="3.05cm" svg:y="4.038cm">
          <text:p text:style-name="P1">IMAP</text:p>
          <draw:enhanced-geometry svg:viewBox="0 0 21600 21600" draw:type="rectangle" draw:enhanced-path="M 0 0 L 21600 0 21600 21600 0 21600 0 0 Z N"/>
        </draw:custom-shape>
        <draw:custom-shape draw:style-name="gr2" draw:text-style-name="P3" xml:id="id6" draw:id="id6" draw:layer="layout" svg:width="3.7cm" svg:height="3cm" svg:x="8.601cm" svg:y="4.038cm">
          <text:p text:style-name="P1">SSH</text:p>
          <draw:enhanced-geometry svg:viewBox="0 0 21600 21600" draw:type="rectangle" draw:enhanced-path="M 0 0 L 21600 0 21600 21600 0 21600 0 0 Z N"/>
        </draw:custom-shape>
        <draw:custom-shape draw:style-name="gr2" draw:text-style-name="P3" xml:id="id7" draw:id="id7" draw:layer="layout" svg:width="3.7cm" svg:height="3cm" svg:x="13.35cm" svg:y="4.038cm">
          <text:p text:style-name="P1">MySQL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7.3cm" svg:height="10.6cm" svg:x="1.8cm" svg:y="7.8cm">
          <text:p text:style-name="P1">Virtual Machine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3.7cm" svg:height="3cm" svg:x="13.35cm" svg:y="13.75cm">
          <text:p text:style-name="P1">MySQL</text:p>
          <draw:enhanced-geometry svg:viewBox="0 0 21600 21600" draw:type="rectangle" draw:enhanced-path="M 0 0 L 21600 0 21600 21600 0 21600 0 0 Z N"/>
        </draw:custom-shape>
        <draw:custom-shape draw:style-name="gr4" draw:text-style-name="P3" xml:id="id2" draw:id="id2" draw:layer="layout" svg:width="4.3cm" svg:height="3.5cm" svg:x="2.75cm" svg:y="9cm">
          <text:p text:style-name="P1">Access</text:p>
          <text:p text:style-name="P1">Databas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3" xml:id="id3" draw:id="id3" draw:layer="layout" svg:width="4.6cm" svg:height="3.5cm" svg:x="2.6cm" svg:y="13.5cm">
          <text:p text:style-name="P1">Normalize</text:p>
          <text:p text:style-name="P1">&amp; Load to</text:p>
          <text:p text:style-name="P1">Local MySQ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3" xml:id="id5" draw:id="id5" draw:layer="layout" svg:width="5.4cm" svg:height="2.6cm" svg:x="12.5cm" svg:y="9.7cm">
          <text:p text:style-name="P1">Dump, Copy</text:p>
          <text:p text:style-name="P1">And Load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5" draw:layer="layout" svg:x1="4.9cm" svg:y1="7.038cm" svg:x2="4.9cm" svg:y2="9cm" draw:start-shape="id1" draw:start-glue-point="2" draw:end-shape="id2" draw:end-glue-point="5" svg:d="M4900 7038v1962" svg:viewBox="0 0 1 1963">
          <text:p/>
        </draw:connector>
        <draw:connector draw:style-name="gr7" draw:text-style-name="P5" draw:layer="layout" svg:x1="4.9cm" svg:y1="12.5cm" svg:x2="4.9cm" svg:y2="13.5cm" draw:start-shape="id2" draw:start-glue-point="8" draw:end-shape="id3" draw:end-glue-point="4" svg:d="M4900 12500v1000" svg:viewBox="0 0 1 1001">
          <text:p/>
        </draw:connector>
        <draw:connector draw:style-name="gr7" draw:text-style-name="P5" draw:layer="layout" svg:x1="7.2cm" svg:y1="15.25cm" svg:x2="13.35cm" svg:y2="15.25cm" draw:start-shape="id3" draw:start-glue-point="7" draw:end-shape="id4" draw:end-glue-point="3" svg:d="M7200 15250h6150" svg:viewBox="0 0 6151 1">
          <text:p/>
        </draw:connector>
        <draw:connector draw:style-name="gr7" draw:text-style-name="P5" draw:layer="layout" svg:x1="15.2cm" svg:y1="13.75cm" svg:x2="15.2cm" svg:y2="12.3cm" draw:start-shape="id4" draw:start-glue-point="0" draw:end-shape="id5" draw:end-glue-point="6" svg:d="M15200 13750v-1450" svg:viewBox="0 0 1 1451">
          <text:p/>
        </draw:connector>
        <draw:connector draw:style-name="gr7" draw:text-style-name="P5" draw:layer="layout" svg:x1="15.2cm" svg:y1="9.7cm" svg:x2="10.451cm" svg:y2="7.038cm" draw:start-shape="id5" draw:start-glue-point="4" draw:end-shape="id6" draw:end-glue-point="2" svg:d="M15200 9700v-1331h-4749v-1331" svg:viewBox="0 0 4750 2663">
          <text:p/>
        </draw:connector>
        <draw:connector draw:style-name="gr7" draw:text-style-name="P5" draw:layer="layout" svg:x1="12.301cm" svg:y1="5.538cm" svg:x2="13.35cm" svg:y2="5.538cm" draw:start-shape="id6" draw:start-glue-point="1" draw:end-shape="id7" draw:end-glue-point="3" svg:d="M12301 5538h1049" svg:viewBox="0 0 1050 1">
          <text:p/>
        </draw:connector>
        <draw:frame draw:style-name="gr8" draw:text-style-name="P6" draw:layer="layout" svg:width="6.882cm" svg:height="0.962cm" svg:x="1.9cm" svg:y="19cm">
          <draw:text-box>
            <text:p>Data Flows - Overview</text:p>
          </draw:text-box>
        </draw:frame>
      </draw:page>
      <draw:page draw:name="page2" draw:style-name="dp1" draw:master-page-name="Default">
        <draw:custom-shape draw:style-name="gr9" draw:text-style-name="P8" draw:layer="layout" svg:width="17.3cm" svg:height="10.1cm" svg:x="1.8cm" svg:y="2cm">
          <text:p text:style-name="P7">Web Hosting Service</text:p>
          <draw:enhanced-geometry svg:viewBox="0 0 21600 21600" draw:type="rectangle" draw:enhanced-path="M 0 0 L 21600 0 21600 21600 0 21600 0 0 Z N"/>
        </draw:custom-shape>
        <draw:custom-shape draw:style-name="gr10" draw:text-style-name="P9" xml:id="id8" draw:id="id8" draw:layer="layout" svg:width="5cm" svg:height="6.1cm" svg:x="2.318cm" svg:y="3.3cm">
          <text:p text:style-name="P7">IMAP</text:p>
          <text:p text:style-name="P7"><text:span text:style-name="T1">MAILHOST</text:span></text:p>
          <text:p text:style-name="P7"><text:span text:style-name="T1">MAILUSER</text:span></text:p>
          <text:p text:style-name="P7"><text:span text:style-name="T1">MAILP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9" xml:id="id13" draw:id="id13" draw:layer="layout" svg:width="4.631cm" svg:height="6.1cm" svg:x="7.669cm" svg:y="3.3cm">
          <text:p text:style-name="P7">SSH</text:p>
          <text:p text:style-name="P7"><text:span text:style-name="T1">SSHHOST</text:span></text:p>
          <text:p text:style-name="P7"><text:span text:style-name="T1">SSHUSER</text:span></text:p>
          <text:p text:style-name="P7"><text:span text:style-name="T1">SSH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9" xml:id="id14" draw:id="id14" draw:layer="layout" svg:width="4.7cm" svg:height="5.9cm" svg:x="13.8cm" svg:y="3.4cm">
          <text:p text:style-name="P7">MySQL</text:p>
          <text:p text:style-name="P7"><text:span text:style-name="T1">~/my.cn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17.3cm" svg:height="14.361cm" svg:x="1.79cm" svg:y="12.4cm">
          <text:p text:style-name="P7">Virtual Machine</text:p>
          <draw:enhanced-geometry svg:viewBox="0 0 21600 21600" draw:type="rectangle" draw:enhanced-path="M 0 0 L 21600 0 21600 21600 0 21600 0 0 Z N"/>
        </draw:custom-shape>
        <draw:custom-shape draw:style-name="gr14" draw:text-style-name="P9" xml:id="id11" draw:id="id11" draw:layer="layout" svg:width="5.45cm" svg:height="5.65cm" svg:x="11.775cm" svg:y="20.2cm">
          <text:p text:style-name="P7">MySQL</text:p>
          <text:p text:style-name="P7"><text:span text:style-name="T1">DBNAME</text:span></text:p>
          <text:p text:style-name="P7"><text:span text:style-name="T1">DBUSER</text:span></text:p>
          <text:p text:style-name="P7"><text:span text:style-name="T1">DBPASS</text:span></text:p>
          <draw:enhanced-geometry svg:viewBox="0 0 21600 21600" draw:type="rectangle" draw:enhanced-path="M 0 0 L 21600 0 21600 21600 0 21600 0 0 Z N"/>
        </draw:custom-shape>
        <draw:custom-shape draw:style-name="gr4" draw:text-style-name="P9" xml:id="id9" draw:id="id9" draw:layer="layout" svg:width="4.3cm" svg:height="3.5cm" svg:x="2.668cm" svg:y="13.9cm">
          <text:p text:style-name="P7">Access</text:p>
          <text:p text:style-name="P7">Databas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9" xml:id="id10" draw:id="id10" draw:layer="layout" svg:width="4.6cm" svg:height="3.5cm" svg:x="2.518cm" svg:y="21.275cm">
          <text:p text:style-name="P7">Normalize</text:p>
          <text:p text:style-name="P7">&amp; Load to</text:p>
          <text:p text:style-name="P7">Local MySQ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xml:id="id12" draw:id="id12" draw:layer="layout" svg:width="5.6cm" svg:height="4cm" svg:x="11.7cm" svg:y="13.3cm">
          <text:p text:style-name="P7">Dump, Copy</text:p>
          <text:p text:style-name="P7">And Load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5" draw:layer="layout" svg:x1="4.818cm" svg:y1="9.4cm" svg:x2="4.818cm" svg:y2="13.9cm" draw:start-shape="id8" draw:start-glue-point="2" draw:end-shape="id9" draw:end-glue-point="5" svg:d="M4818 9400v4500" svg:viewBox="0 0 1 4501">
          <text:p/>
        </draw:connector>
        <draw:connector draw:style-name="gr7" draw:text-style-name="P5" draw:layer="layout" svg:x1="4.818cm" svg:y1="17.4cm" svg:x2="4.818cm" svg:y2="21.275cm" draw:start-shape="id9" draw:start-glue-point="8" draw:end-shape="id10" draw:end-glue-point="4" svg:d="M4818 17400v3875" svg:viewBox="0 0 1 3876">
          <text:p/>
        </draw:connector>
        <draw:connector draw:style-name="gr7" draw:text-style-name="P5" draw:layer="layout" svg:x1="7.118cm" svg:y1="23.025cm" svg:x2="11.775cm" svg:y2="23.025cm" draw:start-shape="id10" draw:start-glue-point="7" draw:end-shape="id11" draw:end-glue-point="3" svg:d="M7118 23025h4657" svg:viewBox="0 0 4658 1">
          <text:p/>
        </draw:connector>
        <draw:connector draw:style-name="gr7" draw:text-style-name="P5" draw:layer="layout" svg:x1="14.5cm" svg:y1="20.2cm" svg:x2="14.5cm" svg:y2="17.3cm" draw:start-shape="id11" draw:start-glue-point="0" draw:end-shape="id12" draw:end-glue-point="6" svg:d="M14500 20200v-2900" svg:viewBox="0 0 1 2901">
          <text:p/>
        </draw:connector>
        <draw:connector draw:style-name="gr7" draw:text-style-name="P5" draw:layer="layout" svg:x1="14.5cm" svg:y1="13.3cm" svg:x2="9.984cm" svg:y2="9.4cm" draw:start-shape="id12" draw:start-glue-point="4" draw:end-shape="id13" draw:end-glue-point="2" svg:d="M14500 13300v-1950h-4516v-1950" svg:viewBox="0 0 4517 3901">
          <text:p/>
        </draw:connector>
        <draw:connector draw:style-name="gr7" draw:text-style-name="P5" draw:layer="layout" svg:x1="12.3cm" svg:y1="6.35cm" svg:x2="13.8cm" svg:y2="6.35cm" draw:start-shape="id13" draw:start-glue-point="1" draw:end-shape="id14" draw:end-glue-point="3" svg:d="M12300 6350h1500" svg:viewBox="0 0 1501 1">
          <text:p/>
        </draw:connector>
        <draw:frame draw:style-name="gr8" draw:text-style-name="P6" draw:layer="layout" svg:width="12.982cm" svg:height="0.962cm" svg:x="1.528cm" svg:y="27.172cm">
          <draw:text-box>
            <text:p>Data Flows Showing Configuration Variabl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imon Marko</meta:initial-creator>
    <meta:creation-date>2018-05-21T18:43:56.120895028</meta:creation-date>
    <dc:date>2018-05-21T20:50:29.480518897</dc:date>
    <dc:creator>Simon Marko</dc:creator>
    <meta:editing-duration>PT2H6M29S</meta:editing-duration>
    <meta:editing-cycles>9</meta:editing-cycles>
    <meta:generator>LibreOffice/5.0.6.2$Linux_X86_64 LibreOffice_project/00$Build-2</meta:generator>
    <meta:document-statistic meta:object-count="32"/>
  </office:meta>
</office:document-meta>
</file>